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erdana" svg:font-family="Verdana, BlinkMacSystemFont, apple-system,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Verdana" fo:font-size="11.25pt" fo:letter-spacing="normal" fo:font-style="normal" fo:font-weight="normal" officeooo:rsid="0012eb00" officeooo:paragraph-rsid="0012eb00"/>
    </style:style>
    <style:style style:name="P2" style:family="paragraph" style:parent-style-name="Standard">
      <style:paragraph-properties fo:margin-left="0in" fo:margin-right="0in" fo:line-height="200%" fo:orphans="2" fo:widows="2" fo:text-indent="0in" style:auto-text-indent="false"/>
      <style:text-properties fo:font-variant="normal" fo:text-transform="none" fo:color="#222222" style:font-name="Verdana" fo:font-size="11.25pt" fo:letter-spacing="normal" fo:font-style="normal" fo:font-weight="normal" officeooo:rsid="0012eb00" officeooo:paragraph-rsid="0012eb00"/>
    </style:style>
    <style:style style:name="P3"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Verdana" fo:font-size="11.25pt" fo:letter-spacing="normal" fo:font-style="normal" fo:font-weight="normal"/>
    </style:style>
    <style:style style:name="P4" style:family="paragraph" style:parent-style-name="Standard">
      <style:paragraph-properties fo:margin-left="0in" fo:margin-right="0in" fo:line-height="200%" fo:orphans="2" fo:widows="2" fo:text-indent="0in" style:auto-text-indent="false"/>
      <style:text-properties officeooo:paragraph-rsid="001373d0"/>
    </style:style>
    <style:style style:name="T1" style:family="text">
      <style:text-properties style:font-name="Verdana" fo:font-size="11.25pt" fo:font-style="normal" fo:font-weight="normal"/>
    </style:style>
    <style:style style:name="T2" style:family="text">
      <style:text-properties style:font-name="Verdana" fo:font-size="11.25pt" fo:font-style="normal" fo:font-weight="normal" officeooo:rsid="0012eb00"/>
    </style:style>
    <style:style style:name="T3" style:family="text">
      <style:text-properties style:font-name="Verdana" fo:font-size="11.25pt" fo:font-style="normal" fo:font-weight="normal" officeooo:rsid="001373d0"/>
    </style:style>
    <style:style style:name="T4" style:family="text">
      <style:text-properties style:font-name="Verdana" fo:font-size="11.25pt" fo:font-style="normal" fo:font-weight="normal" officeooo:rsid="001542c3"/>
    </style:style>
    <style:style style:name="T5" style:family="text">
      <style:text-properties fo:font-variant="normal" fo:text-transform="none" fo:color="#222222" style:font-name="Verdana" fo:font-size="11.25pt" fo:letter-spacing="normal" fo:font-style="normal" fo:font-weight="normal"/>
    </style:style>
    <style:style style:name="T6" style:family="text">
      <style:text-properties fo:font-variant="normal" fo:text-transform="none" fo:color="#222222" style:font-name="Verdana" fo:font-size="11.25pt" fo:letter-spacing="normal" fo:font-style="normal" fo:font-weight="normal" officeooo:rsid="0012eb00"/>
    </style:style>
    <style:style style:name="T7" style:family="text">
      <style:text-properties fo:font-variant="normal" fo:text-transform="none" fo:color="#222222" style:font-name="Verdana" fo:font-size="11.25pt" fo:letter-spacing="normal" fo:font-style="normal" fo:font-weight="normal" officeooo:rsid="001373d0"/>
    </style:style>
    <style:style style:name="T8" style:family="text">
      <style:text-properties fo:font-variant="normal" fo:text-transform="none" fo:color="#222222" style:font-name="Verdana" fo:font-size="11.25pt" fo:letter-spacing="normal" fo:font-style="normal" fo:font-weight="normal" officeooo:rsid="001542c3"/>
    </style:style>
    <style:style style:name="T9" style:family="text">
      <style:text-properties officeooo:rsid="001542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rlos Miranda </text:p>
      <text:p text:style-name="P2">Dr. Bravos </text:p>
      <text:p text:style-name="P2">CSC 104</text:p>
      <text:p text:style-name="P2">16 September 2021 </text:p>
      <text:p text:style-name="P1">Assignment 2 </text:p>
      <text:p text:style-name="P3"/>
      <text:p text:style-name="P4"><text:span text:style-name="T5"><text:tab/></text:span><text:span text:style-name="T6">There are many Linux variations each have their unique personality that makes them more popular than others. One of the variations of Linux is Deepin. Deepin has been found to be simple and appealing. </text:span><text:span text:style-name="T7">Deepin has a mac OS approach when it comes to launching the program. Deepin has the menu button at the far right position to help the user gravitate to it. Deepin is a good Linux variation for anyone who wants to start coding. Ubuntu has also been ranked high in terms of user friendliness. The thing that separates Ubuntu from most Linux variations Is the fact that </text:span><text:span text:style-name="T5">anyone who wants more from their desktop, can have it </text:span><text:span text:style-name="T7">by allowing the user to modify the layout of the program. </text:span><text:span text:style-name="T8">Both Linux variations are great for first time coders as it gives them a layout that they are familiar with. Deepin is more simplistic with its mac OS layout whereas Ubuntu doesn't require any knowledge of Linux so navigate through the program. One thing in common that they share is the fact that they both have the ability to download apps and are very user friendly. Their customization is what separates them from most Linux variation progra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erdana" svg:font-family="Verdana, BlinkMacSystemFont, apple-system,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9:00:48.660858083</meta:creation-date>
    <dc:date>2021-09-16T19:27:18.684911358</dc:date>
    <meta:editing-duration>PT5M39S</meta:editing-duration>
    <meta:editing-cycles>1</meta:editing-cycles>
    <meta:document-statistic meta:table-count="0" meta:image-count="0" meta:object-count="0" meta:page-count="1" meta:paragraph-count="6" meta:word-count="210" meta:character-count="1193" meta:non-whitespace-character-count="984"/>
    <meta:generator>LibreOffice/6.4.6.2$Linux_X86_64 LibreOffice_project/40$Build-2</meta:generator>
  </office:meta>
</office:document-meta>
</file>